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style:keep-together="false" fo:keep-together="always"/>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style:keep-together="false" fo:keep-together="always"/>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007in solid #000000" fo:border-right="none" fo:border-top="0.0007in solid #000000" fo:border-bottom="0.0007in solid #000000"/>
    </style:style>
    <style:style style:name="DefineFileExample.B1" style:family="table-cell">
      <style:table-cell-properties fo:padding="0.0382in" fo:border="0.0007in solid #000000"/>
    </style:style>
    <style:style style:name="DefineFileExample.A2" style:family="table-cell">
      <style:table-cell-properties fo:padding="0.0382in" fo:border-left="0.0007in solid #000000" fo:border-right="none" fo:border-top="none" fo:border-bottom="0.0007in solid #000000"/>
    </style:style>
    <style:style style:name="DefineFileExample.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B5"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007in solid #000000" fo:border-right="none" fo:border-top="0.0007in solid #000000" fo:border-bottom="0.0007in solid #000000"/>
    </style:style>
    <style:style style:name="PrintSettings.B1" style:family="table-cell">
      <style:table-cell-properties fo:padding="0.0382in" fo:border="0.0007in solid #000000"/>
    </style:style>
    <style:style style:name="PrintSettings.A2" style:family="table-cell">
      <style:table-cell-properties fo:padding="0.0382in" fo:border-left="0.0007in solid #000000" fo:border-right="none" fo:border-top="none" fo:border-bottom="0.0007in solid #000000"/>
    </style:style>
    <style:style style:name="PrintSetting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1"/>
    </style:style>
    <style:style style:name="P19" style:family="paragraph" style:parent-style-name="Table_20_Contents">
      <style:text-properties style:font-name="Arial1" fo:font-weight="bold" style:font-weight-asian="bold" style:font-weight-complex="bold"/>
    </style:style>
    <style:style style:name="P20" style:family="paragraph" style:parent-style-name="Table_20_Contents">
      <style:text-properties style:font-name="Arial1" fo:font-style="italic" style:font-style-asian="italic" style:font-style-complex="italic"/>
    </style:style>
    <style:style style:name="P2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2" style:family="paragraph" style:parent-style-name="Table_20_Contents">
      <style:text-properties style:font-name="Arial1" fo:font-weight="normal" style:font-weight-asian="normal" style:font-weight-complex="normal"/>
    </style:style>
    <style:style style:name="P2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ext_20_body">
      <style:text-properties style:font-name="Ari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Arial1"/>
    </style:style>
    <style:style style:name="P30" style:family="paragraph" style:parent-style-name="Text_20_body">
      <style:text-properties fo:font-style="italic" style:font-style-asian="italic" style:font-style-complex="italic"/>
    </style:style>
    <style:style style:name="P31" style:family="paragraph" style:parent-style-name="Table_20_Heading">
      <style:text-properties style:font-name="Arial"/>
    </style:style>
    <style:style style:name="P32" style:family="paragraph" style:parent-style-name="Table_20_Heading">
      <style:paragraph-properties fo:text-align="start" style:justify-single-word="false"/>
      <style:text-properties style:font-name="Arial" fo:font-size="12pt" style:font-size-asian="12pt" style:font-size-complex="12pt"/>
    </style:style>
    <style:style style:name="P33" style:family="paragraph" style:parent-style-name="Table_20_Heading">
      <style:paragraph-properties fo:text-align="start" style:justify-single-word="false"/>
      <style:text-properties style:font-name="Arial"/>
    </style:style>
    <style:style style:name="P34" style:family="paragraph" style:parent-style-name="Table_20_Heading">
      <style:text-properties style:font-name="Arial1"/>
    </style:style>
    <style:style style:name="P35"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8"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style:font-size-asian="12pt" style:font-size-complex="12pt"/>
    </style:style>
    <style:style style:name="P40" style:family="paragraph" style:parent-style-name="Heading_20_1">
      <style:paragraph-properties fo:break-before="page"/>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Heading_20_2">
      <style:text-properties fo:font-weight="bold" style:font-weight-asian="bold" style:font-weight-complex="bold"/>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Heading_20_3">
      <style:text-properties fo:font-weight="bold" style:font-weight-asian="bold" style:font-weight-complex="bold"/>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1">
      <style:text-properties style:font-name="Arial"/>
    </style:style>
    <style:style style:name="P48" style:family="paragraph" style:parent-style-name="Text_20_body" style:list-style-name="L2">
      <style:text-properties style:font-name="Arial"/>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4">
      <style:text-properties fo:font-weight="normal" style:font-weight-asian="normal" style:font-weight-complex="normal"/>
    </style:style>
    <style:style style:name="P53" style:family="paragraph" style:parent-style-name="Text_20_body" style:list-style-name="L5">
      <style:text-properties fo:font-weight="normal" style:font-weight-asian="normal" style:font-weight-complex="normal"/>
    </style:style>
    <style:style style:name="P54" style:family="paragraph" style:parent-style-name="Text_20_body" style:list-style-name="L6">
      <style:text-properties fo:font-weight="normal" style:font-weight-asian="normal" style:font-weight-complex="normal"/>
    </style:style>
    <style:style style:name="P55" style:family="paragraph" style:parent-style-name="Text_20_body" style:list-style-name="L5"/>
    <style:style style:name="P56"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3.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Introduction<text:tab/>3</text:p>
          <text:p text:style-name="P41">Warning<text:tab/>3</text:p>
          <text:p text:style-name="P41">User Interface<text:tab/>3</text:p>
          <text:p text:style-name="P43">Main Window<text:tab/>3</text:p>
          <text:p text:style-name="P43">Project window<text:tab/>4</text:p>
          <text:p text:style-name="P45">Renaming a Layout<text:tab/>4</text:p>
          <text:p text:style-name="P45">Re-Order Layouts<text:tab/>4</text:p>
          <text:p text:style-name="P45">Context Menu Items (Layouts Node)<text:tab/>5</text:p>
          <text:p text:style-name="P45">Context Menu Items (Layout Node)<text:tab/>5</text:p>
          <text:p text:style-name="P45">Context Menu Items (Reference Node)<text:tab/>5</text:p>
          <text:p text:style-name="P43">Layout Control window<text:tab/>6</text:p>
          <text:p text:style-name="P45">Card Count Group<text:tab/>6</text:p>
          <text:p text:style-name="P45">Card Layout<text:tab/>6</text:p>
          <text:p text:style-name="P45">Multi-Select<text:tab/>7</text:p>
          <text:p text:style-name="P43">Element Control window<text:tab/>8</text:p>
          <text:p text:style-name="P45">Element<text:tab/>8</text:p>
          <text:p text:style-name="P45">Font (Text Elements)<text:tab/>8</text:p>
          <text:p text:style-name="P45">Graphic (Graphic Elements)<text:tab/>9</text:p>
          <text:p text:style-name="P45">Shape (Shape Elements)<text:tab/>9</text:p>
          <text:p text:style-name="P45">Border<text:tab/>10</text:p>
          <text:p text:style-name="P45">Outline<text:tab/>10</text:p>
          <text:p text:style-name="P43">Canvas window<text:tab/>10</text:p>
          <text:p text:style-name="P43">Logger window<text:tab/>11</text:p>
          <text:p text:style-name="P43">Defines window<text:tab/>11</text:p>
          <text:p text:style-name="P41">CSV Reference Files<text:tab/>11</text:p>
          <text:p text:style-name="P43">Creation<text:tab/>11</text:p>
          <text:p text:style-name="P43">Special Functions<text:tab/>12</text:p>
          <text:p text:style-name="P43">Color String Format<text:tab/>12</text:p>
          <text:p text:style-name="P45">RGB Color Format<text:tab/>12</text:p>
          <text:p text:style-name="P45">Color Name Format<text:tab/>12</text:p>
          <text:p text:style-name="P43">Font String Format<text:tab/>12</text:p>
          <text:p text:style-name="P43">Element Overrides<text:tab/>13</text:p>
          <text:p text:style-name="P43">Define File<text:tab/>14</text:p>
          <text:p text:style-name="P43">Google References / Defines<text:tab/>15</text:p>
          <text:p text:style-name="P45">Google Authentication Setup<text:tab/>15</text:p>
          <text:p text:style-name="P41">Definition / Scripting Reference<text:tab/>16</text:p>
          <text:p text:style-name="P43">All Elements<text:tab/>16</text:p>
          <text:p text:style-name="P43">Graphic Elements<text:tab/>18</text:p>
          <text:p text:style-name="P43">Text Elements<text:tab/>19</text:p>
          <text:p text:style-name="P43">Formatted Text Elements<text:tab/>19</text:p>
          <text:p text:style-name="P43">Shape Elements<text:tab/>21</text:p>
          <text:p text:style-name="P45"><text:soft-page-break/>Additional Parameters by Shape Table<text:tab/>21</text:p>
          <text:p text:style-name="P45">Grid Note<text:tab/>22</text:p>
          <text:p text:style-name="P43">Order of Translation<text:tab/>22</text:p>
          <text:p text:style-name="P41">Settings<text:tab/>22</text:p>
          <text:p text:style-name="P43">General<text:tab/>22</text:p>
          <text:p text:style-name="P43">PDF Export Settings<text:tab/>22</text:p>
          <text:p text:style-name="P45">Exporting Layouts<text:tab/>23</text:p>
          <text:p text:style-name="P45">Layout Notes<text:tab/>23</text:p>
          <text:p text:style-name="P43">Where is the print option?<text:tab/>23</text:p>
          <text:p text:style-name="P41">Layout Templates<text:tab/>23</text:p>
        </text:index-body>
      </text:table-of-content>
      <text:p text:style-name="P3"/>
      <text:h text:style-name="P40"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7">The Project window contains a tree view indicating the card layouts and their associated reference files. </text:p>
      <text:h text:style-name="Heading_20_3" text:outline-level="3">Renaming a Layout</text:h>
      <text:p text:style-name="P27">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
            <text:p text:style-name="P17">Export rotation if your images need to be rotated 90/-90 degrees. This applies to pdf, and image export.</text:p>
            <text:p text:style-name="P17"/>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ext:soft-page-break/>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ext:soft-page-break/>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7"/>
      <text:p text:style-name="P2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3">Description</text:p>
            </table:table-cell>
            <table:table-cell table:style-name="Table16.B1" office:value-type="string">
              <text:p text:style-name="P33">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Multi-Select</text:h>
      <text:p text:style-name="P2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soft-page-break/>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text:bookmark-ref> for more details)</text:p>
          </table:table-cell>
        </table:table-row>
      </table:table>
      <text:h text:style-name="Heading_20_3" text:outline-level="3">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ext:soft-page-break/>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7">Notes: </text:p>
      <text:list xml:id="list6427241665608066932" text:style-name="L1">
        <text:list-item>
          <text:p text:style-name="P47">The text will appear to be red until the font has been set once.</text:p>
        </text:list-item>
        <text:list-item>
          <text:p text:style-name="P46"><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7">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text:bookmark-ref></text:span> section. There is also an assistant to help define the shape. Each time you change a property value the definition of your element will automatically change to the settings indicated. </text:p>
      <text:h text:style-name="Heading_20_3" text:outline-level="3"><text:soft-page-break/>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7">Note: The green border on selected items will not appear if you have disabled the <text:span text:style-name="T2">Draw </text:span><text:span text:style-name="T2">Element Borders</text:span> option.</text:p>
      <text:p text:style-name="P27">You can use the right mouse button to select the element under the cursor. If more than one item is under the cursor a context menu will display a list to select from.</text:p>
      <text:p text:style-name="P2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1">Description</text:p>
            </table:table-cell>
            <table:table-cell table:style-name="Table17.B1" office:value-type="string">
              <text:p text:style-name="P31">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ext:soft-page-break/>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2" text:outline-level="2">Logger window</text:h>
      <text:p text:style-name="P27">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27">CSV reference files have 4 strict content rules:</text:p>
      <text:list xml:id="list4873315020989719321" text:style-name="L2">
        <text:list-item>
          <text:p text:style-name="P48">The separator character must be a comma. Some editors may switch this on you!</text:p>
        </text:list-item>
        <text:list-item>
          <text:p text:style-name="P48">The first row must contain the column names. The columns may be named with spaces but should not use the [ or ] characters (or anything else that might confuse the parser when trying to translate references).</text:p>
        </text:list-item>
        <text:list-item>
          <text:p text:style-name="P48">The first column may be named anything, but the contents should always be the card count of the given row. (an empty entry assumes 1 instance of the given row)</text:p>
        </text:list-item>
        <text:list-item>
          <text:p text:style-name="P49"><text:span text:style-name="T3">Never use quotes in the strings in Excel or Calc (OpenOffice). Both applications handle </text:span><text:span text:style-name="T3">this differently and it makes a mess of things. The automatic quotes around a string (if </text:span><text:span text:style-name="T3">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
      <text:h text:style-name="Heading_20_2" text:outline-level="2"><text:soft-page-break/>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18"/>
      <text:p text:style-name="P20">RRRGGGBBB or RRRGGGBBBAAA</text:p>
      <text:p text:style-name="P18"/>
      <text:p text:style-name="P18">Each block is a 3 digit representation of the color value for the given color. (R – Red; G – Green; B – Blue; A - Alpha)</text:p>
      <text:p text:style-name="P18"/>
      <text:p text:style-name="P18">Example: 012123167</text:p>
      <text:p text:style-name="P18"/>
      <text:p text:style-name="P18">You can also specify a color using hexadecimal values:</text:p>
      <text:p text:style-name="P18">RRGGBB or RRGGBBAA</text:p>
      <text:p text:style-name="P18"/>
      <text:p text:style-name="P18">Example: 882859</text:p>
      <text:p text:style-name="P18"/>
      <text:p text:style-name="P18">Be sure to include any leading zeroes. The type of color value you specify (hex vs. decimal) is based solely on string length: 6/8(hex)</text:p>
      <text:p text:style-name="P18"/>
      <text:p text:style-name="P18">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1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42" text:outline-level="2"><text:bookmark-start text:name="__RefHeading__2151_2015678595"/>Font String Format<text:bookmark-end text:name="__RefHeading__2151_2015678595"/></text:h>
      <text:p text:style-name="P8">Fonts are formatted into strings as follows:</text:p>
      <text:p text:style-name="P22"/>
      <text:p text:style-name="P21">fontname;fontsize;bold;underline;italicized;strikeout</text:p>
      <text:p text:style-name="P22"/>
      <text:p text:style-name="Table_20_Contents"><text:span text:style-name="T10">fontname</text:span><text:span text:style-name="T9"> – string name of a font (“Arial”)</text:span></text:p>
      <text:p text:style-name="Table_20_Contents"><text:soft-page-break/><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2"/>
      <text:p text:style-name="P22"><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p text:style-name="Text_20_body">You can override an element's settings per card in the CSV by providing a column with the following format:</text:p>
      <text:p text:style-name="P30">override:[element name]:[element value]</text:p>
      <text:p text:style-name="Text_20_body">Example: <text:span text:style-name="T2">override:text_field:x</text:span></text:p>
      <text:p text:style-name="P28">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text:bookmark-ref></text:span><text:span text:style-name="T5">.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4">Fields</text:p>
            </table:table-cell>
            <table:table-cell table:style-name="Table20.B1" office:value-type="string">
              <text:p text:style-name="P34">Override string format</text:p>
            </table:table-cell>
          </table:table-row>
        </table:table-header-rows>
        <table:table-row table:style-name="Table20.1">
          <table:table-cell table:style-name="Table20.A2" office:value-type="string">
            <text:p text:style-name="P18">x</text:p>
            <text:p text:style-name="P18">y</text:p>
            <text:p text:style-name="P18">width</text:p>
            <text:p text:style-name="P18">height</text:p>
            <text:p text:style-name="P29">borderthickness<text:line-break/>opacity<text:line-break/>outlinethickness<text:line-break/>lineheight<text:line-break/>wordspace (+/-)</text:p>
          </table:table-cell>
          <table:table-cell table:style-name="Table20.B2" office:value-type="string">
            <text:p text:style-name="P18"><text:span text:style-name="T2">(int)</text:span> Integer number values. </text:p>
          </table:table-cell>
        </table:table-row>
        <table:table-row table:style-name="Table20.1">
          <table:table-cell table:style-name="Table20.A2" office:value-type="string">
            <text:p text:style-name="P29">autoscalefont<text:line-break/>enabled<text:line-break/>lockaspect</text:p>
          </table:table-cell>
          <table:table-cell table:style-name="Table20.B2" office:value-type="string">
            <text:p text:style-name="P19">(bool)<text:span text:style-name="T1"> Boolean values: </text:span>true<text:span text:style-name="T1"> or </text:span>false<text:span text:style-name="T1"> (case should not matter)</text:span></text:p>
          </table:table-cell>
        </table:table-row>
        <text:soft-page-break/>
        <table:table-row table:style-name="Table20.1">
          <table:table-cell table:style-name="Table20.A2" office:value-type="string">
            <text:p text:style-name="P29">rotation</text:p>
          </table:table-cell>
          <table:table-cell table:style-name="Table20.B2" office:value-type="string">
            <text:p text:style-name="P19">(float)<text:span text:style-name="T1"> In the case of rotation use only integer number values.</text:span></text:p>
          </table:table-cell>
        </table:table-row>
        <table:table-row table:style-name="Table20.1">
          <table:table-cell table:style-name="Table20.A2" office:value-type="string">
            <text:p text:style-name="P29">bordercolor<text:line-break/>elementcolor<text:line-break/>outlinecolor</text:p>
          </table:table-cell>
          <table:table-cell table:style-name="Table20.B2" office:value-type="string">
            <text:p text:style-name="P18"><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29">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3"/>
          </table:table-cell>
        </table:table-row>
        <table:table-row table:style-name="Table20.1">
          <table:table-cell table:style-name="Table20.A2" office:value-type="string">
            <text:p text:style-name="P29">verticalalign</text:p>
          </table:table-cell>
          <table:table-cell table:style-name="Table20.B2" office:value-type="string">
            <text:p text:style-name="P19">(int)<text:span text:style-name="T1"> Numeric value indicating the vertic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
            <text:p text:style-name="P29">horizontalalign</text:p>
          </table:table-cell>
          <table:table-cell table:style-name="Table20.B2" office:value-type="string">
            <text:p text:style-name="P19">(int)<text:span text:style-name="T1"> Numeric value indicating the horizont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variable</text:p>
          </table:table-cell>
          <table:table-cell table:style-name="Table20.B2" office:value-type="string">
            <text:p text:style-name="P18"><text:span text:style-name="T2">(string)</text:span> The <text:span text:style-name="T2">Definition</text:span> field.</text:p>
          </table:table-cell>
        </table:table-row>
        <table:table-row table:style-name="Table20.1">
          <table:table-cell table:style-name="Table20.A2" office:value-type="string">
            <text:p text:style-name="P29">type</text:p>
          </table:table-cell>
          <table:table-cell table:style-name="Table20.B2" office:value-type="string">
            <text:p text:style-name="P19">(string) <text:span text:style-name="T1">One of the following strings:</text:span></text:p>
            <text:p text:style-name="P22"/>
            <text:p text:style-name="P19">Text</text:p>
            <text:p text:style-name="P19">Shape</text:p>
            <text:p text:style-name="P19">Graphic</text:p>
            <text:p text:style-name="P19">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7027082026541100225" text:style-name="L3">
        <text:list-item>
          <text:p text:style-name="P50">Each define name follows the same rules as a column name in a reference file.</text:p>
        </text:list-item>
        <text:list-item>
          <text:p text:style-name="P50"><text:soft-page-break/>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8100124341849662469" text:style-name="L4">
        <text:list-item>
          <text:p text:style-name="P51"><text:span text:style-name="T1">Reference file: </text:span><text:span text:style-name="T2">items.csv</text:span></text:p>
        </text:list-item>
        <text:list-item>
          <text:p text:style-name="P51"><text:span text:style-name="T1">Define file: </text:span><text:span text:style-name="T2">items_defines.csv</text:span></text:p>
        </text:list-item>
        <text:list-item>
          <text:p text:style-name="P52">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4821221591674469906" text:style-name="L5">
        <text:list-item>
          <text:p text:style-name="P55"><text:span text:style-name="T1">Main sheet: </text:span><text:span text:style-name="T2">items</text:span></text:p>
        </text:list-item>
        <text:list-item>
          <text:p text:style-name="P55"><text:span text:style-name="T1">Defines sheet:</text:span><text:span text:style-name="T2"> items_defines</text:span></text:p>
        </text:list-item>
        <text:list-item>
          <text:p text:style-name="P53">Project Wide Defines<text:line-break/>SpreadSheet Name: [project file name without the extension] (this is case sensitive!)<text:line-break/>Sheet Name: <text:span text:style-name="T2">defines</text:span></text:p>
        </text:list-item>
      </text:list>
      <text:h text:style-name="P44" text:outline-level="3">Google Authentication Setup</text:h>
      <text:p text:style-name="P2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880379542528878328" text:style-name="L6">
        <text:list-item>
          <text:p text:style-name="P54">Launch CardMaker and select <text:span text:style-name="T2">Tools</text:span> &gt; <text:span text:style-name="T2">Update Google Credentials... </text:span></text:p>
        </text:list-item>
        <text:list-item>
          <text:p text:style-name="P54">Either copy the Auth URL and browse to it in your preferred browser or click <text:span text:style-name="T2">Browse To URL</text:span></text:p>
        </text:list-item>
        <text:list-item>
          <text:p text:style-name="P54">Google should prompt you to allow CardMaker to access your spreadsheets and then navigate to the CardMaker site with the AccessToken field already selected. </text:p>
        </text:list-item>
        <text:list-item>
          <text:p text:style-name="P54">Copy the <text:span text:style-name="T2">AccessToken</text:span> value and return to CardMaker.</text:p>
        </text:list-item>
        <text:list-item>
          <text:p text:style-name="P54">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4">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30631621"/><text:soft-page-break/>Definition / Scripting Reference<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text:span><text:span text:style-name="T1">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4"><text:span text:style-name="T5">smallImgTag = </text:span><text:span text:style-name="T1">&lt;img={1};.90;0;3&gt;</text:span></text:p>
            <text:p text:style-name="P26">theCoin = \images\coin.png </text:p>
            <text:p text:style-name="P25">Input</text:p>
            <text:p text:style-name="P26">@[smallImgTag,@[theCoin]]</text:p>
            <text:p text:style-name="P25">Output</text:p>
            <text:p text:style-name="P26">&lt;img=\images\coin.png;.90;0;3&gt;</text:p>
          </table:table-cell>
        </table:table-row>
        <table:table-row table:style-name="Table4.1">
          <table:table-cell table:style-name="Table4.A2" office:value-type="string">
            <text:p text:style-name="P10">Special References</text:p>
          </table:table-cell>
          <table:table-cell table:style-name="Table4.B2" office:value-type="string">
            <text:p text:style-name="P12">There are some special reference values that are from the current context of the layout/card.</text:p>
            <text:p text:style-name="P12"/>
            <text:p text:style-name="P12">@[deckindex] – This is the current deck index</text:p>
            <text:p text:style-name="P12">@[cardindex] – This is the current card index (see Sub Counter)</text:p>
            <text:p text:style-name="P12"/>
            <text:p text:style-name="P12">If any reference or define exists these values will be overriden.</text:p>
          </table:table-cell>
        </table:table-row>
        <text:soft-page-break/>
        <table:table-row table:style-name="Table4.1">
          <table:table-cell table:style-name="Table4.A2" office:value-type="string">
            <text:p text:style-name="P10">Counter</text:p>
          </table:table-cell>
          <table:table-cell table:style-name="Table4.B5"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able:table-row table:style-name="Table4.1">
          <table:table-cell table:style-name="Table4.A2" office:value-type="string">
            <text:p text:style-name="P10">Sub Counter</text:p>
          </table:table-cell>
          <table:table-cell table:style-name="Table4.B5"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5"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5"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5"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5"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text:span><text:span text:style-name="T1">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329000063780712697" text:style-name="L7">
              <text:list-item>
                <text:p text:style-name="P37">x offset</text:p>
              </text:list-item>
              <text:list-item>
                <text:p text:style-name="P37">y offset</text:p>
              </text:list-item>
              <text:list-item>
                <text:p text:style-name="P37">width</text:p>
              </text:list-item>
              <text:list-item>
                <text:p text:style-name="P37">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4924696857725881208" text:style-name="L8">
              <text:list-item>
                <text:p text:style-name="P38">percent – percentage of the line space the image height should be (aspect ratio is maintained) – value from 0.00 to 1.00 would be smaller than the line. 1.00 represents 100%.</text:p>
              </text:list-item>
              <text:list-item>
                <text:p text:style-name="P38">xoffset – The x draw offset</text:p>
              </text:list-item>
              <text:list-item>
                <text:p text:style-name="P38">yoffset – The y draw offset</text:p>
              </text:list-item>
              <text:list-item>
                <text:p text:style-name="P38">width – The width to draw</text:p>
              </text:list-item>
              <text:list-item>
                <text:p text:style-name="P38">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2">Value</text:p>
            </table:table-cell>
            <table:table-cell table:style-name="Table19.B1" office:value-type="string">
              <text:p text:style-name="P3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
      <text:h text:style-name="Heading_20_3" text:outline-level="3">Grid Note</text:h>
      <text:list xml:id="list151884701020570746" text:style-name="L9">
        <text:list-item>
          <text:p text:style-name="P56">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7616612070936352526" text:style-name="L10">
        <text:list-item>
          <text:p text:style-name="P35">Data Source References (@[x])</text:p>
        </text:list-item>
        <text:list-item>
          <text:p text:style-name="P35">If</text:p>
        </text:list-item>
        <text:list-item>
          <text:p text:style-name="P35">Switch</text:p>
        </text:list-item>
        <text:list-item>
          <text:p text:style-name="P35">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2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
      <text:h text:style-name="Heading_20_2" text:outline-level="2">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ext:soft-page-break/>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2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2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2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2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2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2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2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2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32" meta:image-count="0" meta:object-count="0" meta:page-count="23" meta:paragraph-count="710" meta:word-count="6072" meta:character-count="35338"/>
  </office:meta>
</office:document-meta>
</file>